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style:font-independent-line-spacing="true"/>
      <style:text-properties fo:font-size="18pt"/>
    </style: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1" draw:layer="layout" svg:width="25.399cm" svg:height="6.631cm" svg:x="4.233cm" svg:y="3.118cm" presentation:class="title" presentation:user-transformed="true">
          <draw:text-box>
            <text:p/>
          </draw:text-box>
        </draw:frame>
        <draw:frame draw:name="Subtitle 2" presentation:style-name="pr2" draw:text-style-name="P1" draw:layer="layout" svg:width="25.399cm" svg:height="4.598cm" svg:x="4.233cm" svg:y="10.006cm" presentation:class="subtitl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arial" style:font-family-generic="swiss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fo:color="#000000" style:text-line-through-style="none" fo:font-family="arial" style:font-family-generic="swiss" fo:font-size="3pt" fo:letter-spacing="normal" fo:font-style="normal" style:text-underline-style="none" fo:font-weight="normal" style:font-size-asian="3pt" style:font-style-asian="normal" style:font-weight-asian="normal" style:font-size-complex="3pt" style:font-style-complex="normal" style:font-weight-complex="normal"/>
    </style:style>
    <style:style style:name="MT3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4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fc" draw:style-name="Mgr3" draw:text-style-name="MP4" draw:layer="backgroundobjects" svg:width="33.866cm" svg:height="0.801cm" svg:x="0cm" svg:y="18.323cm">
        <text:p text:style-name="MP3"><text:span text:style-name="MT1">© Copyright 2017 Xilinx</text:span></text:p>
        <text:p text:style-name="MP3"><text:span text:style-name="MT2">.</text:span></text:p>
        <draw:enhanced-geometry svg:viewBox="0 0 21600 21600" draw:type="rectangle" draw:enhanced-path="M 0 0 L 21600 0 21600 21600 0 21600 0 0 Z N"/>
      </draw:custom-shape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5"><text:span text:style-name="MT3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7.619cm" svg:height="1.013cm" svg:x="2.328cm" svg:y="17.657cm" presentation:class="date-time" presentation:user-transformed="true">
        <draw:text-box>
          <text:p text:style-name="MP6"><text:span text:style-name="MT4"><text:date style:data-style-name="D1" text:date-value="2017-09-20">9/20/17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7.619cm" svg:height="1.013cm" svg:x="23.918cm" svg:y="17.657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draw:custom-shape draw:name="fc" draw:style-name="Mgr3" draw:text-style-name="MP4" draw:layer="backgroundobjects" svg:width="33.866cm" svg:height="0.801cm" svg:x="0cm" svg:y="18.323cm">
        <text:p text:style-name="MP3"><text:span text:style-name="MT1">© Copyright 2017 Xilinx</text:span></text:p>
        <text:p text:style-name="MP3"><text:span text:style-name="MT2">.</text:span></text:p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document-statistic meta:object-count="27"/>
    <meta:generator>OpenOffice/4.1.3$Win32 OpenOffice.org_project/413m1$Build-9783</meta:generator>
  </office:meta>
</office:document-meta>
</file>